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66d" officeooo:paragraph-rsid="000f466d"/>
    </style:style>
    <style:style style:name="T1" style:family="text">
      <style:text-properties officeooo:rsid="0010e256"/>
    </style:style>
    <style:style style:name="T2" style:family="text">
      <style:text-properties officeooo:rsid="001286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344<text:span text:style-name="T1">56</text:span><text:span text:style-name="T2">78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7T10:26:00.821348681</meta:creation-date>
    <dc:date>2021-09-07T15:12:24.546255325</dc:date>
    <meta:editing-duration>PT3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